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5f20f" officeooo:paragraph-rsid="0015f20f"/>
    </style:style>
    <style:style style:name="P3" style:family="paragraph" style:parent-style-name="Standard">
      <style:text-properties officeooo:rsid="00171ed5" officeooo:paragraph-rsid="00171ed5"/>
    </style:style>
    <style:style style:name="P4" style:family="paragraph" style:parent-style-name="Standard">
      <style:text-properties officeooo:rsid="001a01ab" officeooo:paragraph-rsid="001be3f5"/>
    </style:style>
    <style:style style:name="P5" style:family="paragraph" style:parent-style-name="Standard">
      <style:text-properties officeooo:rsid="001c67cd" officeooo:paragraph-rsid="001c67cd"/>
    </style:style>
    <style:style style:name="P6" style:family="paragraph" style:parent-style-name="Standard">
      <style:text-properties officeooo:rsid="001f056e" officeooo:paragraph-rsid="001f056e"/>
    </style:style>
    <style:style style:name="P7" style:family="paragraph" style:parent-style-name="Standard">
      <style:text-properties officeooo:rsid="002528f5" officeooo:paragraph-rsid="002528f5"/>
    </style:style>
    <style:style style:name="P8" style:family="paragraph" style:parent-style-name="Standard">
      <style:text-properties officeooo:rsid="0027059c" officeooo:paragraph-rsid="0027059c"/>
    </style:style>
    <style:style style:name="P9" style:family="paragraph" style:parent-style-name="Standard">
      <style:text-properties officeooo:rsid="0027919c" officeooo:paragraph-rsid="0027919c"/>
    </style:style>
    <style:style style:name="P10" style:family="paragraph" style:parent-style-name="Standard">
      <style:text-properties officeooo:rsid="0027f64e" officeooo:paragraph-rsid="0027f64e"/>
    </style:style>
    <style:style style:name="P11" style:family="paragraph" style:parent-style-name="Standard">
      <style:text-properties officeooo:rsid="001d79b2" officeooo:paragraph-rsid="0027059c"/>
    </style:style>
    <style:style style:name="P12" style:family="paragraph" style:parent-style-name="Standard">
      <style:text-properties officeooo:rsid="002967e2" officeooo:paragraph-rsid="002967e2"/>
    </style:style>
    <style:style style:name="P13" style:family="paragraph" style:parent-style-name="Standard">
      <style:text-properties officeooo:rsid="002b4ac7" officeooo:paragraph-rsid="002b4ac7"/>
    </style:style>
    <style:style style:name="P14" style:family="paragraph" style:parent-style-name="Standard">
      <style:text-properties officeooo:rsid="002f342c" officeooo:paragraph-rsid="002f342c"/>
    </style:style>
    <style:style style:name="P15" style:family="paragraph" style:parent-style-name="Standard">
      <style:text-properties officeooo:rsid="003194d5" officeooo:paragraph-rsid="003194d5"/>
    </style:style>
    <style:style style:name="P16" style:family="paragraph" style:parent-style-name="Standard">
      <style:text-properties officeooo:rsid="00328fe1" officeooo:paragraph-rsid="00328fe1"/>
    </style:style>
    <style:style style:name="P17" style:family="paragraph" style:parent-style-name="Standard">
      <style:text-properties officeooo:rsid="003417b9" officeooo:paragraph-rsid="003417b9"/>
    </style:style>
    <style:style style:name="P18" style:family="paragraph" style:parent-style-name="Standard">
      <style:text-properties officeooo:rsid="00370187" officeooo:paragraph-rsid="00370187"/>
    </style:style>
    <style:style style:name="P19" style:family="paragraph" style:parent-style-name="Standard">
      <style:text-properties officeooo:rsid="00370187" officeooo:paragraph-rsid="00378ae7"/>
    </style:style>
    <style:style style:name="P20" style:family="paragraph" style:parent-style-name="Standard">
      <style:text-properties officeooo:rsid="0037ae8f" officeooo:paragraph-rsid="0037ae8f"/>
    </style:style>
    <style:style style:name="P21" style:family="paragraph" style:parent-style-name="Text_20_body">
      <style:text-properties officeooo:paragraph-rsid="003815fc"/>
    </style:style>
    <style:style style:name="T1" style:family="text">
      <style:text-properties officeooo:rsid="00171ed5"/>
    </style:style>
    <style:style style:name="T2" style:family="text">
      <style:text-properties officeooo:rsid="001be3f5"/>
    </style:style>
    <style:style style:name="T3" style:family="text">
      <style:text-properties officeooo:rsid="001d79b2"/>
    </style:style>
    <style:style style:name="T4" style:family="text">
      <style:text-properties officeooo:rsid="001ece92"/>
    </style:style>
    <style:style style:name="T5" style:family="text">
      <style:text-properties officeooo:rsid="0029b0d8"/>
    </style:style>
    <style:style style:name="T6" style:family="text">
      <style:text-properties officeooo:rsid="003516a1"/>
    </style:style>
    <style:style style:name="T7" style:family="text">
      <style:text-properties officeooo:rsid="0036b028"/>
    </style:style>
    <style:style style:name="T8" style:family="text">
      <style:text-properties officeooo:rsid="00378ae7"/>
    </style:style>
    <style:style style:name="T9" style:family="text">
      <style:text-properties officeooo:rsid="0037ae8f"/>
    </style:style>
    <style:style style:name="T10" style:family="text">
      <style:text-properties officeooo:rsid="003815f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">Give paths to all subroutines <text:span text:style-name="T1">called </text:span>in each project intro</text:p>
      <text:p text:style-name="P2"/>
      <text:p text:style-name="P3">Pin change interrupts:<text:tab/><text:tab/>Use pci not PCI</text:p>
      <text:p text:style-name="P3">Timers<text:tab/><text:tab/><text:tab/><text:tab/>Use Timerx not timer x</text:p>
      <text:p text:style-name="P11"><text:tab/><text:tab/><text:tab/>implement dedicated array cal_string[12]</text:p>
      <text:p text:style-name="P3"/>
      <text:p text:style-name="P4">Projects <text:span text:style-name="T2">checked </text:span></text:p>
      <text:p text:style-name="P4">5A <text:span text:style-name="T3">OK<text:tab/></text:span></text:p>
      <text:p text:style-name="P4">5B <text:span text:style-name="T4">OK<text:tab/></text:span></text:p>
      <text:p text:style-name="P5">5C <text:span text:style-name="T3">OK<text:tab/></text:span></text:p>
      <text:p text:style-name="P6">5D OK<text:tab/></text:p>
      <text:p text:style-name="P7">5E OK</text:p>
      <text:p text:style-name="P8">5F OK</text:p>
      <text:p text:style-name="P8"/>
      <text:p text:style-name="P8"/>
      <text:p text:style-name="P9">6<text:span text:style-name="T7">A OK</text:span></text:p>
      <text:p text:style-name="P10">6B <text:span text:style-name="T7">OK</text:span></text:p>
      <text:p text:style-name="P10">6C <text:span text:style-name="T6">OK</text:span></text:p>
      <text:p text:style-name="P12">6D <text:span text:style-name="T5">OK</text:span></text:p>
      <text:p text:style-name="P13">6E OK</text:p>
      <text:p text:style-name="P14">6F OK</text:p>
      <text:p text:style-name="P15">6G OK</text:p>
      <text:p text:style-name="P15">6H OK</text:p>
      <text:p text:style-name="P16">6L OK</text:p>
      <text:p text:style-name="P17">6M OK</text:p>
      <text:p text:style-name="P17"/>
      <text:p text:style-name="P17"/>
      <text:p text:style-name="P19">Bug in UNO_proj_resources\Subroutines\FPN_DIY_IO.c <text:s text:c="2"/><text:tab/></text:p>
      <text:p text:style-name="P19"><text:tab/>routine<text:span text:style-name="T8">s</text:span> unpack_FPN(); <text:span text:style-name="T8">and </text:span>Assemble_FPN(<text:span text:style-name="T8">);</text:span></text:p>
      <text:p text:style-name="P20">These routines are used in</text:p>
      <text:p text:style-name="P20"><text:tab/>Scientifc_num_to_FPN(<text:span text:style-name="T10">);</text:span></text:p>
      <text:p text:style-name="P18"><text:tab/>Scientific_number_from_KBD<text:span text:style-name="T10">();</text:span></text:p>
      <text:p text:style-name="P18"/>
      <text:p text:style-name="P18"/>
      <text:p text:style-name="P18"/>
      <text:p text:style-name="P18"/>
      <text:p text:style-name="P18">File FPN_DIY_IO.c called in</text:p>
      <text:p text:style-name="P18">the following 5_Arduino_PC_comms_library projects</text:p>
      <text:p text:style-name="P18"><text:tab/>Pie_estimator</text:p>
      <text:p text:style-name="P18"><text:tab/>e-power series</text:p>
      <text:p text:style-name="P18"><text:tab/>Trig_functions</text:p>
      <text:p text:style-name="P18"/>
      <text:p text:style-name="P18"><text:s/>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3-04T21:47:27.169000000</dc:date>
    <meta:editing-duration>PT8H30M41S</meta:editing-duration>
    <meta:editing-cycles>26</meta:editing-cycles>
    <meta:document-statistic meta:table-count="0" meta:image-count="0" meta:object-count="0" meta:page-count="1" meta:paragraph-count="36" meta:word-count="98" meta:character-count="681" meta:non-whitespace-character-count="585"/>
  </office:meta>
</office:document-meta>
</file>